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justify"/>
      <style:text-properties style:font-weight-complex="bold"/>
    </style:style>
    <style:style style:name="P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justify"/>
      <style:text-properties style:font-weight-complex="bold"/>
    </style:style>
    <style:style style:name="P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justify"/>
      <style:text-properties style:font-weight-complex="bold" fo:language="en" fo:country="US"/>
    </style:style>
    <style:style style:name="P7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8" style:parent-style-name="Standard" style:family="paragraph">
      <style:paragraph-properties fo:text-align="justify"/>
    </style:style>
    <style:style style:name="T9" style:parent-style-name="Absatz-Standardschriftart" style:family="text">
      <style:text-properties style:font-weight-complex="bold"/>
    </style:style>
    <style:style style:name="T10" style:parent-style-name="Absatz-Standardschriftart" style:family="text">
      <style:text-properties style:font-weight-complex="bold"/>
    </style:style>
    <style:style style:name="T11" style:parent-style-name="Absatz-Standardschriftart" style:family="text">
      <style:text-properties style:font-weight-complex="bold"/>
    </style:style>
    <style:style style:name="T12" style:parent-style-name="Absatz-Standardschriftart" style:family="text">
      <style:text-properties style:font-weight-complex="bold"/>
    </style:style>
    <style:style style:name="T13" style:parent-style-name="Absatz-Standardschriftart" style:family="text">
      <style:text-properties style:font-weight-complex="bold"/>
    </style:style>
    <style:style style:name="T14" style:parent-style-name="Absatz-Standardschriftart" style:family="text"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justify"/>
      <style:text-properties style:font-weight-complex="bold" fo:language="en" fo:country="US"/>
    </style:style>
    <style:style style:name="P16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17" style:parent-style-name="Standard" style:family="paragraph">
      <style:paragraph-properties fo:text-align="justify"/>
      <style:text-properties style:font-weight-complex="bold" fo:language="en" fo:country="US"/>
    </style:style>
    <style:style style:name="P18" style:parent-style-name="Standard" style:family="paragraph">
      <style:paragraph-properties fo:text-align="justify"/>
    </style:style>
    <style:style style:name="T19" style:parent-style-name="Absatz-Standardschriftart" style:family="text">
      <style:text-properties style:font-weight-complex="bold" fo:language="en" fo:country="US"/>
    </style:style>
    <style:style style:name="T20" style:parent-style-name="Absatz-Standardschriftart" style:family="text">
      <style:text-properties fo:font-weight="bold" style:font-weight-asian="bold" style:font-weight-complex="bold" fo:language="en" fo:country="US"/>
    </style:style>
    <style:style style:name="P21" style:parent-style-name="Standard" style:family="paragraph">
      <style:paragraph-properties fo:text-align="justify"/>
    </style:style>
    <style:style style:name="T22" style:parent-style-name="Absatz-Standardschriftart" style:family="text">
      <style:text-properties style:font-weight-complex="bold" fo:language="en" fo:country="US"/>
    </style:style>
    <style:style style:name="T23" style:parent-style-name="Absatz-Standardschriftart" style:family="text">
      <style:text-properties style:font-weight-complex="bold" fo:language="en" fo:country="US"/>
    </style:style>
    <style:style style:name="P24" style:parent-style-name="Standard" style:family="paragraph">
      <style:paragraph-properties fo:text-align="justify"/>
      <style:text-properties style:font-weight-complex="bold" fo:language="en" fo:country="US"/>
    </style:style>
    <style:style style:name="P25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26" style:parent-style-name="Standard" style:family="paragraph">
      <style:paragraph-properties fo:text-align="justify"/>
      <style:text-properties style:font-weight-complex="bold" fo:language="en" fo:country="US"/>
    </style:style>
    <style:style style:name="P27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28" style:parent-style-name="Standard" style:family="paragraph">
      <style:paragraph-properties fo:text-align="justify"/>
      <style:text-properties style:font-weight-complex="bold"/>
    </style:style>
    <style:style style:name="P29" style:parent-style-name="Standard" style:family="paragraph">
      <style:paragraph-properties fo:text-align="justify"/>
      <style:text-properties style:font-weight-complex="bold"/>
    </style:style>
    <style:style style:name="P30" style:parent-style-name="Standard" style:family="paragraph">
      <style:paragraph-properties fo:text-align="justify"/>
      <style:text-properties style:font-weight-complex="bold"/>
    </style:style>
    <style:style style:name="P31" style:parent-style-name="Standard" style:family="paragraph">
      <style:paragraph-properties fo:text-align="justify"/>
    </style:style>
    <style:style style:name="T32" style:parent-style-name="Absatz-Standardschriftart" style:family="text">
      <style:text-properties style:font-weight-complex="bold"/>
    </style:style>
  </office:automatic-styles>
  <office:body>
    <office:text text:use-soft-page-breaks="true">
      <text:p text:style-name="P1">|Block 1:</text:p>
      <text:p text:style-name="P2">Inputfeld <text:s/>Auftraggeber<text:line-break/>-Inhalt:<text:s/>Kundenname:xx|Kundenadresse:xxx|Str.|HausNr.|PLZ|Ort<text:line-break/>Inputfeld Auftragnehmer<text:line-break/>-Inhalt:<text:s/>cronos|Unternehmensberatung|GmbH,Am|Mittelhafen|14|48155|Münster<text:line-break/>Ggf. Adresspicker/validator?</text:p>
      <text:p text:style-name="P3">Block 1.1:</text:p>
      <text:p text:style-name="P4">Dateinput Wirksamkeitsdatum<text:line-break/>-Inhalt D-M-Y<text:line-break/>Dateinput Endetzum<text:line-break/>-Inhalt D-M-Y<text:line-break/>Diffcalc Vertragslaufzeit<text:line-break/>-Inhalt Vertragslaufzeit=<text:line-break/></text:p>
      <text:p text:style-name="P5">Block 2:</text:p>
      <text:p text:style-name="P6">Multiplechoice teils|preselected<text:line-break/>-Inhalt teils|datepicker|preselected|selectionlogic<text:line-break/></text:p>
      <text:p text:style-name="P7">Block 3:</text:p>
      <text:p text:style-name="P8"><text:span text:style-name="T9">Selecter Leistungsmodelle(LM-SLA-etc)</text:span><text:span text:style-name="T10"><text:line-break/></text:span><text:span text:style-name="T11">-Inhalt „</text:span><text:span text:style-name="T12"><text:line-break/></text:span><text:span text:style-name="T13"><text:line-break/></text:span><text:span text:style-name="T14">Block 4:</text:span></text:p>
      <text:p text:style-name="P15">Table Select,num,text<text:line-break/>-Inhalt see4ab<text:line-break/></text:p>
      <text:p text:style-name="P16">Block 4.1.1:</text:p>
      <text:p text:style-name="P17">Multipleselecttreeview radiobox<text:line-break/>-Inhalt see4.1.1<text:line-break/>logicbased on selection of onprem/s4hana/C4u</text:p>
      <text:p text:style-name="P18"><text:span text:style-name="T19"><text:line-break/></text:span><text:span text:style-name="T20">Block 4.1.2:</text:span></text:p>
      <text:p text:style-name="P21"><text:span text:style-name="T22">Multipleselecttreeview radiobox</text:span><text:span text:style-name="T23"><text:line-break/>-Inhalt see4.1.2</text:span></text:p>
      <text:p text:style-name="P24">logicbased on selection of onprem/s4hana/C4u</text:p>
      <text:soft-page-break/>
      <text:p text:style-name="P25">Block 4.2.1:</text:p>
      <text:p text:style-name="P26">Multipleselect radiobox<text:line-break/>-Inhalt see4.2.1<text:line-break/>logicbased on selection of onprem/s4hana/C4u</text:p>
      <text:p text:style-name="P27">Block 5:</text:p>
      <text:p text:style-name="P28">Gleich wie block4 von logic sowie tabelle</text:p>
      <text:p text:style-name="P29">Itservices können<text:s/></text:p>
      <text:p text:style-name="P30"><text:line-break/></text:p>
      <text:p text:style-name="P31"><text:span text:style-name="T32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örner, Patrick [cronos]</meta:initial-creator>
    <dc:creator>Görner, Patrick [cronos]</dc:creator>
    <meta:creation-date>2025-10-02T09:13:00Z</meta:creation-date>
    <dc:date>2025-10-02T09:55:00Z</dc:date>
    <meta:template xlink:href="Normal" xlink:type="simple"/>
    <meta:editing-cycles>1</meta:editing-cycles>
    <meta:editing-duration>PT0S</meta:editing-duration>
    <meta:user-defined meta:name="MSIP_Label_f10e390b-bc72-4d5b-9d13-2aa57d2a05f1_Enabled">true</meta:user-defined>
    <meta:user-defined meta:name="MSIP_Label_f10e390b-bc72-4d5b-9d13-2aa57d2a05f1_SetDate">2025-10-02T09:55:37Z</meta:user-defined>
    <meta:user-defined meta:name="MSIP_Label_f10e390b-bc72-4d5b-9d13-2aa57d2a05f1_Method">Standard</meta:user-defined>
    <meta:user-defined meta:name="MSIP_Label_f10e390b-bc72-4d5b-9d13-2aa57d2a05f1_Name">Öffentlich</meta:user-defined>
    <meta:user-defined meta:name="MSIP_Label_f10e390b-bc72-4d5b-9d13-2aa57d2a05f1_SiteId">a853a335-e38e-436b-98e2-9ffabedf1e1e</meta:user-defined>
    <meta:user-defined meta:name="MSIP_Label_f10e390b-bc72-4d5b-9d13-2aa57d2a05f1_ActionId">3e95d9c0-0b3d-495f-ae2f-0e17e4045da4</meta:user-defined>
    <meta:user-defined meta:name="MSIP_Label_f10e390b-bc72-4d5b-9d13-2aa57d2a05f1_ContentBits">0</meta:user-defined>
    <meta:user-defined meta:name="MSIP_Label_f10e390b-bc72-4d5b-9d13-2aa57d2a05f1_Tag">10, 3, 0, 1</meta:user-defined>
    <meta:document-statistic meta:page-count="2" meta:paragraph-count="1" meta:word-count="130" meta:character-count="949" meta:row-count="6" meta:non-whitespace-character-count="820"/>
  </office:meta>
</office:document-meta>
</file>